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09704157" text:style-name="L1">
        <text:list-item>
          <text:p text:style-name="P1">Utilisateur</text:p>
          <text:list>
            <text:list-item>
              <text:p text:style-name="P1">profil (affichage + modif)</text:p>
            </text:list-item>
            <text:list-item>
              <text:p text:style-name="P1">identification (mdp+login)</text:p>
            </text:list-item>
            <text:list-item>
              <text:p text:style-name="P1">récuparation mdp oublié</text:p>
            </text:list-item>
            <text:list-item>
              <text:p text:style-name="P1">enregistrement (pseudo, mdp, ville, adresse_mail, date naissance, photo)</text:p>
            </text:list-item>
          </text:list>
        </text:list-item>
      </text:list>
      <text:p text:style-name="Standard"/>
      <text:list xml:id="list908610671" text:continue-numbering="true" text:style-name="L1">
        <text:list-item>
          <text:p text:style-name="P1">Page d'accueil</text:p>
          <text:p text:style-name="P1">si connecté :</text:p>
          <text:list>
            <text:list-item>
              <text:p text:style-name="P1">Affichage tweets utilisateurs suivis</text:p>
            </text:list-item>
            <text:list-item>
              <text:p text:style-name="P1">Création nouveau tweet</text:p>
            </text:list-item>
          </text:list>
        </text:list-item>
      </text:list>
      <text:p text:style-name="Standard"/>
      <text:p text:style-name="Standard">realisation : </text:p>
      <text:list xml:id="list119969214" text:style-name="L2">
        <text:list-item>
          <text:p text:style-name="P2">partie identification / inscription : guillaume</text:p>
        </text:list-item>
        <text:list-item>
          <text:p text:style-name="P2">page mot de passe oublié : guillaume</text:p>
        </text:list-item>
        <text:list-item>
          <text:p text:style-name="P2">page affichage profil utilisateur : amelie</text:p>
        </text:list-item>
        <text:list-item>
          <text:p text:style-name="P2">page modification info personnelles : amelie</text:p>
        </text:list-item>
        <text:list-item>
          <text:p text:style-name="P2">page accueil quand connecté : ?</text:p>
        </text:list-item>
      </text:list>
      <text:p text:style-name="Standard"/>
      <text:p text:style-name="Standard">base : </text:p>
      <text:p text:style-name="Standard"/>
      <text:list xml:id="list341653476" text:continue-list="list908610671" text:style-name="L1">
        <text:list-item>
          <text:list>
            <text:list-item>
              <text:p text:style-name="P1">utilisateur : id, pseudo, mdp, ville,pays, <text:s/>adresse_mail, date naissance, photo.</text:p>
            </text:list-item>
            <text:list-item>
              <text:p text:style-name="P1">Message : id, contenu(140), id_utilisateur, date</text:p>
            </text:list-item>
            <text:list-item>
              <text:p text:style-name="P1">Abonnement : id, id_utilisateur_courant, id_utilisateur_suivi</text:p>
            </text:list-item>
            <text:list-item>
              <text:p text:style-name="P1">hashtag : id, nom</text:p>
            </text:list-item>
            <text:list-item>
              <text:p text:style-name="P1">messhash : id, id_hashtag, id_message</text:p>
              <text:p text:style-name="P1"/>
            </text:list-item>
          </text:list>
        </text:list-item>
      </text:list>
      <text:list xml:id="list1650641031" text:continue-list="list119969214" text:style-name="L2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cape </meta:initial-creator>
    <meta:creation-date>2014-02-25T17:21:50</meta:creation-date>
    <dc:date>2014-02-25T18:04:02</dc:date>
    <dc:creator>ticape </dc:creator>
    <meta:editing-duration>PT40M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21" meta:word-count="114" meta:character-count="531" meta:non-whitespace-character-count="654"/>
  </office:meta>
</office:document-meta>
</file>